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" manifest:full-path="META-INF/documentsignatures.xml"/>
  <manifest:file-entry manifest:media-type="" manifest:full-path="META-INF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1.5cm" svg:height="0.962cm" svg:x="3cm" svg:y="3.5cm">
          <draw:text-box>
            <text:p text:style-name="P1">This is a document for automated testing which has been digitally signed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1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mer&gt;</text:page-number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mer&gt;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Linux OpenOffice.org_project/680m96$Build-8902</meta:generator>
    <meta:initial-creator>Jörg Skottke</meta:initial-creator>
    <meta:creation-date>2005-04-22T13:42:09</meta:creation-date>
    <dc:creator>Jörg Skottke</dc:creator>
    <dc:date>2005-04-22T13:43:11</dc:date>
    <dc:language>de-DE</dc:language>
    <meta:editing-cycles>2</meta:editing-cycles>
    <meta:editing-duration>PT1M1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

<file path=META-INF/documentsignatures.xml><?xml version="1.0" encoding="utf-8"?>
<document-signatures xmlns="http://openoffice.org/2004/documentsignatures">
  <Signature xmlns="http://www.w3.org/2000/09/xmldsig#" Id="ID_00b800250008004a00b30023001100d9008d00260000001000a4007500a70018">
    <SignedInfo>
      <CanonicalizationMethod Algorithm="http://www.w3.org/TR/2001/REC-xml-c14n-20010315"/>
      <SignatureMethod Algorithm="http://www.w3.org/2000/09/xmldsig#rsa-sha1"/>
      <Reference URI="content.xml">
        <Transforms>
          <Transform Algorithm="http://www.w3.org/TR/2001/REC-xml-c14n-20010315"/>
        </Transforms>
        <DigestMethod Algorithm="http://www.w3.org/2000/09/xmldsig#sha1"/>
        <DigestValue>jJZ6i3teUnSuG8hM4OlBhggtf5M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+pKUTn2vn6ut7CSPLkAoXE6XIE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lEh2/L7zg/qnOuOcbhfPXeynWGg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yu9ndPbSW2nzczY9eixgeg26KDk=</DigestValue>
      </Reference>
      <Reference URI="#ID_00b80025001300ee00b30023001100d90082008c0000001000a4007500a70018">
        <DigestMethod Algorithm="http://www.w3.org/2000/09/xmldsig#sha1"/>
        <DigestValue>E2oeQPtSpd7GR0zxrKig4NALnzQ=</DigestValue>
      </Reference>
    </SignedInfo>
    <SignatureValue>SMS04Bq6CNy/A3OR2Er6tUsLaKh6TzGMGdCOuPYjeirZwkWhJ6UtBvoBC1jJK4qM
70BQO+ouIPsmhe5375as8t1Pgtuip5kvLHwDi2Tbd9bnBn91zUe8t/+oc6lvr5Nr
jJ2eHtB5921ItnfVhMb7NOGj/3kZyWbl9KLiTk5g2c0=</SignatureValue>
    <KeyInfo>
      <X509Data>
        <X509IssuerSerial>
          <X509IssuerName>CN=DUMMY CA,OU=Test CA,O=Dummy CA,ST=Nowhere,C=DE</X509IssuerName>
          <X509SerialNumber>17735375407603381466</X509SerialNumber>
        </X509IssuerSerial>
        <X509Certificate>MIIDIzCCAoygAwIBAgIJAPYgtfeYZfTaMA0GCSqGSIb3DQEBBAUAMFcxCzAJBgNV
BAYTAkRFMRAwDgYDVQQIEwdOb3doZXJlMREwDwYDVQQKEwhEdW1teSBDQTEQMA4G
A1UECxMHVGVzdCBDQTERMA8GA1UEAxMIRFVNTVkgQ0EwHhcNMDUwNDIyMTE0MDA1
WhcNMDcwNDIyMTE0MDA1WjBnMQswCQYDVQQGEwJERTEQMA4GA1UECBMHTm93aGVy
ZTEOMAwGA1UEChMFRHVtbXkxDjAMBgNVBAsTBUR1bW15MSYwJAYDVQQDEx1EdW1t
eSBDZXJ0aWZpY2F0ZSBmb3IgVGVzdGluZzCBnzANBgkqhkiG9w0BAQEFAAOBjQAw
gYkCgYEA0jVrCjO4zGXBHKBYmm2M6gPArUmTS3c+NfiaSBGGicfx5j1vIfGOf/Vg
vhQv5MWYlYjg+E1tPgEUtsZkftVG5Gn9AxwmpjcqlrRPlvRz9JMw4vf6L81c6P0D
jerq1h8JrgJAd1UbIYZEWp4gEBKg1suFrSerVtEUhO9RvkPkYJ0CAwEAAaOB5jCB
4zAJBgNVHRMEAjAAMCwGCWCGSAGG+EIBDQQfFh1PcGVuU1NMIEdlbmVyYXRlZCBD
ZXJ0aWZpY2F0ZTAdBgNVHQ4EFgQURnG8qRYFWAtkMrphQsONchNvrXYwgYgGA1Ud
IwSBgDB+gBRqyrKf8im5Sw6fpM252l9uk3WwY6FbpFkwVzELMAkGA1UEBhMCREUx
EDAOBgNVBAgTB05vd2hlcmUxETAPBgNVBAoTCER1bW15IENBMRAwDgYDVQQLEwdU
ZXN0IENBMREwDwYDVQQDEwhEVU1NWSBDQYIJAPYgtfeYZfTZMA0GCSqGSIb3DQEB
BAUAA4GBAKvvOKYZ9OqfP1jjOJDrqGxv/ei3QA6erKb+K+sJE0lVsI5obgd4ZyIg
BdoyuFK3A3FGPP1LMG+zfXsrDvXoiXZcJ3el7zgU0wkQsfmYe6kvej5VJuBKrbfk
iVE9kjBwrmpxPLf1nd4bcRCaA2MhrBV868JyhfK2ac/moFr7W9n7</X509Certificate>
      </X509Data>
    </KeyInfo>
    <Object>
      <SignatureProperties>
        <SignatureProperty Id="ID_00b80025001300ee00b30023001100d90082008c0000001000a4007500a70018" Target="#ID_00b800250008004a00b30023001100d9008d00260000001000a4007500a70018">
          <dc:date xmlns:dc="http://purl.org/dc/elements/1.1/">2005-04-22T13:43:17</dc:date>
        </SignatureProperty>
      </SignatureProperties>
    </Object>
  </Signature>
</document-signatures>
</file>